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46e" officeooo:paragraph-rsid="0016346e"/>
    </style:style>
    <style:style style:name="P2" style:family="paragraph" style:parent-style-name="Standard">
      <style:text-properties fo:font-size="14pt" officeooo:rsid="0016346e" officeooo:paragraph-rsid="0016346e" style:font-size-asian="14pt" style:font-size-complex="14pt"/>
    </style:style>
    <style:style style:name="P3" style:family="paragraph" style:parent-style-name="Standard">
      <style:text-properties fo:font-size="14pt" officeooo:rsid="0016346e" officeooo:paragraph-rsid="00194861" style:font-size-asian="14pt" style:font-size-complex="14pt"/>
    </style:style>
    <style:style style:name="P4" style:family="paragraph" style:parent-style-name="Standard">
      <style:text-properties fo:font-size="14pt" officeooo:rsid="001e9a0e" officeooo:paragraph-rsid="001e9a0e" style:font-size-asian="14pt" style:font-size-complex="14pt"/>
    </style:style>
    <style:style style:name="P5" style:family="paragraph" style:parent-style-name="Standard">
      <style:text-properties fo:font-size="14pt" fo:font-weight="bold" officeooo:rsid="0016c766" officeooo:paragraph-rsid="0016c76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6346e" officeooo:paragraph-rsid="0016346e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6c766" officeooo:paragraph-rsid="0016c766"/>
    </style:style>
    <style:style style:name="P8" style:family="paragraph" style:parent-style-name="Standard">
      <style:text-properties officeooo:rsid="0016c766" officeooo:paragraph-rsid="001d7183"/>
    </style:style>
    <style:style style:name="P9" style:family="paragraph" style:parent-style-name="Standard">
      <style:paragraph-properties fo:text-align="justify" style:justify-single-word="false"/>
      <style:text-properties officeooo:rsid="0016c766" officeooo:paragraph-rsid="0016c766"/>
    </style:style>
    <style:style style:name="P10" style:family="paragraph" style:parent-style-name="Standard">
      <style:text-properties officeooo:rsid="001d7183" officeooo:paragraph-rsid="001d7183"/>
    </style:style>
    <style:style style:name="P11" style:family="paragraph" style:parent-style-name="Standard">
      <style:text-properties fo:font-weight="normal" officeooo:rsid="001d7183" officeooo:paragraph-rsid="001d7183" style:font-weight-asian="normal" style:font-weight-complex="normal"/>
    </style:style>
    <style:style style:name="P12" style:family="paragraph" style:parent-style-name="Standard">
      <style:text-properties fo:font-weight="bold" officeooo:rsid="0016c766" officeooo:paragraph-rsid="0016c766" style:font-weight-asian="bold" style:font-weight-complex="bold"/>
    </style:style>
    <style:style style:name="P13" style:family="paragraph" style:parent-style-name="Standard">
      <style:text-properties fo:font-weight="bold" officeooo:rsid="001d7183" officeooo:paragraph-rsid="001d7183" style:font-weight-asian="bold" style:font-weight-complex="bold"/>
    </style:style>
    <style:style style:name="P14" style:family="paragraph" style:parent-style-name="Standard">
      <style:text-properties officeooo:rsid="001e9a0e" officeooo:paragraph-rsid="001e9a0e"/>
    </style:style>
    <style:style style:name="P15" style:family="paragraph" style:parent-style-name="Standard">
      <style:text-properties fo:font-size="12pt" officeooo:rsid="001e9a0e" officeooo:paragraph-rsid="001e9a0e" style:font-size-asian="10.5pt" style:font-size-complex="12pt"/>
    </style:style>
    <style:style style:name="P16" style:family="paragraph" style:parent-style-name="Standard" style:list-style-name="L1">
      <style:text-properties officeooo:rsid="001d7183" officeooo:paragraph-rsid="001d7183"/>
    </style:style>
    <style:style style:name="P17" style:family="paragraph" style:parent-style-name="Standard" style:list-style-name="L1">
      <style:text-properties officeooo:rsid="001d7183" officeooo:paragraph-rsid="0016c766"/>
    </style:style>
    <style:style style:name="P18" style:family="paragraph" style:parent-style-name="Standard" style:list-style-name="L1">
      <style:text-properties officeooo:rsid="001e9a0e" officeooo:paragraph-rsid="001e9a0e"/>
    </style:style>
    <style:style style:name="P19" style:family="paragraph" style:parent-style-name="Standard" style:list-style-name="L3">
      <style:text-properties officeooo:rsid="001e9a0e" officeooo:paragraph-rsid="001e9a0e"/>
    </style:style>
    <style:style style:name="P20" style:family="paragraph" style:parent-style-name="Standard" style:list-style-name="L2">
      <style:text-properties fo:font-weight="normal" officeooo:rsid="001d7183" officeooo:paragraph-rsid="001d7183" style:font-weight-asian="normal" style:font-weight-complex="normal"/>
    </style:style>
    <style:style style:name="P21" style:family="paragraph" style:parent-style-name="Standard" style:list-style-name="L3">
      <style:text-properties officeooo:rsid="0016c766" officeooo:paragraph-rsid="0016c766"/>
    </style:style>
    <style:style style:name="P22" style:family="paragraph" style:parent-style-name="Standard" style:list-style-name="L3">
      <style:text-properties officeooo:rsid="00178827" officeooo:paragraph-rsid="00178827"/>
    </style:style>
    <style:style style:name="P23" style:family="paragraph" style:parent-style-name="Standard" style:list-style-name="L4">
      <style:text-properties fo:font-size="12pt" officeooo:rsid="001e9a0e" officeooo:paragraph-rsid="001e9a0e" style:font-size-asian="10.5pt" style:font-size-complex="12pt"/>
    </style:style>
    <style:style style:name="T1" style:family="text">
      <style:text-properties officeooo:rsid="0016c766"/>
    </style:style>
    <style:style style:name="T2" style:family="text">
      <style:text-properties officeooo:rsid="0018ab51"/>
    </style:style>
    <style:style style:name="T3" style:family="text">
      <style:text-properties officeooo:rsid="00194861"/>
    </style:style>
    <style:style style:name="T4" style:family="text">
      <style:text-properties officeooo:rsid="001acf04"/>
    </style:style>
    <style:style style:name="T5" style:family="text">
      <style:text-properties officeooo:rsid="001bbcdc"/>
    </style:style>
    <style:style style:name="T6" style:family="text">
      <style:text-properties officeooo:rsid="001d71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9a0e" style:font-weight-asian="bold" style:font-weight-complex="bold"/>
    </style:style>
    <style:style style:name="T9" style:family="text">
      <style:text-properties officeooo:rsid="001e9a0e"/>
    </style:style>
    <style:style style:name="T10" style:family="text">
      <style:text-properties officeooo:rsid="001ed65a"/>
    </style:style>
    <style:style style:name="T11" style:family="text">
      <style:text-properties officeooo:rsid="002016d5"/>
    </style:style>
    <style:style style:name="T12" style:family="text">
      <style:text-properties officeooo:rsid="0020f8e6"/>
    </style:style>
    <style:style style:name="T13" style:family="text">
      <style:text-properties officeooo:rsid="0021762b"/>
    </style:style>
    <style:style style:name="T14" style:family="text">
      <style:text-properties officeooo:rsid="002250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desenvolvimento da livraria virtual.</text:p>
      <text:p text:style-name="P1"/>
      <text:p text:style-name="P14">Alunos: André Accioly (120059908) <text:span text:style-name="T10">e Tiago Kfouri (120137038)</text:span></text:p>
      <text:p text:style-name="P1"/>
      <text:p text:style-name="P1"/>
      <text:p text:style-name="P5">Plano de desenvolvimento</text:p>
      <text:p text:style-name="P7"><text:tab/>- Cronograma, método de desenvolvimento, etc</text:p>
      <text:p text:style-name="P7"><text:tab/>- Explicar que todo método da camada de negocio e persistencia deve retornar um inteiro para auxiliar nos testes</text:p>
      <text:p text:style-name="P7"><text:tab/>- Explicar a utilizacao de banco de dados textual e arquitetura MVC</text:p>
      <text:p text:style-name="P7"><text:tab/>- <text:span text:style-name="T2">Sempre que subir pro git, subir uma versao funcional e explicar o que foi feito na versao</text:span></text:p>
      <text:p text:style-name="P7"><text:tab/>- <text:span text:style-name="T2">fazer levantamento de requisitos</text:span></text:p>
      <text:p text:style-name="P7"><text:tab/>- <text:span text:style-name="T3">Explicar a estrutura do banco de dados</text:span></text:p>
      <text:p text:style-name="P7">- <text:span text:style-name="T4">Fazer uma classe que guarde todas as mensagens do programa.</text:span></text:p>
      <text:p text:style-name="P7"><text:tab/>- <text:span text:style-name="T11">0 representa retorno sem erros</text:span></text:p>
      <text:p text:style-name="P7"/>
      <text:p text:style-name="P7"><text:span text:style-name="T7"><text:tab/></text:span><text:span text:style-name="T8">Método de desenvolvimento</text:span><text:tab/></text:p>
      <text:p text:style-name="P7"><text:tab/></text:p>
      <text:p text:style-name="P9"><text:tab/><text:span text:style-name="T9">Para o desenvolvimento deste projeto, passos foram definidos anteriormente. Primeiro, é necessário fazer o levantamento de requisitos e revisá-los. Após isso, será necessário que o grupo se reúna para a criação de uma arquitetura, assim como discutir qual a melhor forma de desenvolver o projeto. Após isso, devem ser criados os diagramas de classes e também discutir como fica organizado o banco de dados. Depois, definir como serão feitos os testes e a elaboração de checklists para verificar se todos os passos do processo estão sendo seguidos. Terminado essa parte, deve ser discutido como será feito a programação do projeto: quais padrões adotar, qual a plataforma de compartilhamento de código e as delegações de cada um. Ao longo da programação, testes devem ser criados para a avaliação do código. Por fim, deve ser necessário discutir o resultado final e fazer uma revisão se tudo está como deveria.</text:span></text:p>
      <text:p text:style-name="P7"/>
      <text:p text:style-name="P7"/>
      <text:p text:style-name="P12"><text:tab/><text:span text:style-name="T6">Levantamento de requisitos</text:span></text:p>
      <text:p text:style-name="P12"/>
      <text:list xml:id="list2145312557" text:style-name="L1">
        <text:list-item>
          <text:p text:style-name="P16">Domínio</text:p>
          <text:list>
            <text:list-item>
              <text:p text:style-name="P16">desenvolver uma plataforma de organização de livros, onde é possível que o usuário crie uma estante com livros de interesse</text:p>
            </text:list-item>
          </text:list>
        </text:list-item>
      </text:list>
      <text:p text:style-name="P8"/>
      <text:list xml:id="list1810905715530" text:continue-numbering="true" text:style-name="L1">
        <text:list-item>
          <text:p text:style-name="P17">Requisitos</text:p>
          <text:list>
            <text:list-item>
              <text:p text:style-name="P16">É possível cadastrar um usuário</text:p>
            </text:list-item>
            <text:list-item>
              <text:p text:style-name="P16">É necessário que usuário faça login</text:p>
            </text:list-item>
            <text:list-item>
              <text:p text:style-name="P16">Um usuário pode criar uma estante com livros de interesse</text:p>
            </text:list-item>
            <text:list-item>
              <text:p text:style-name="P16">É possível adicionar ou remover livros da estante, até um máximo de 10</text:p>
            </text:list-item>
          </text:list>
        </text:list-item>
      </text:list>
      <text:p text:style-name="P10"/>
      <text:list xml:id="list1811444100548" text:continue-numbering="true" text:style-name="L1">
        <text:list-item>
          <text:p text:style-name="P16">Requisitos adicionais</text:p>
          <text:list>
            <text:list-item>
              <text:p text:style-name="P16">É necessário uma conta de administrador para adicionar livros e pessoas manualmente, sem contato com o banco de dados direto</text:p>
            </text:list-item>
            <text:list-item>
              <text:p text:style-name="P16">Senhas devem ser criptografadas</text:p>
            </text:list-item>
            <text:list-item>
              <text:p text:style-name="P16">Foco em teste</text:p>
            </text:list-item>
            <text:list-item>
              <text:p text:style-name="P16">Foco em qualidade</text:p>
            </text:list-item>
            <text:list-item>
              <text:p text:style-name="P16">Deve ser possível adicionar livros e removê-los, assim como alterar sua quantidade em estoque</text:p>
            </text:list-item>
            <text:list-item>
              <text:p text:style-name="P18">Utilizar o <text:span text:style-name="T13">Javadoc</text:span> para documentação</text:p>
            </text:list-item>
          </text:list>
        </text:list-item>
      </text:list>
      <text:p text:style-name="P7"/>
      <text:p text:style-name="P7"><text:soft-page-break/></text:p>
      <text:p text:style-name="P10"><text:tab/><text:span text:style-name="T7">Banco de dados</text:span></text:p>
      <text:p text:style-name="P13"/>
      <text:p text:style-name="P11"><text:tab/>O banco de dados utilizado será um arquivo texto, onde as informações armazenadas de cada entidade serão dispostas em linhas (uma entrada por linha) e os atributos estarão divididos por ponto e vírgula, sendo o código a chave primária de cada livro e o nome de usuário a chave de cada pessoa. Também existe um arquivo para cada entidade (bd_livro.xml para os livros e bd_pessoa.xml para as pessoas). Como exemplo de entrada para cada entidade, temos:</text:p>
      <text:list xml:id="list649288246" text:style-name="L2">
        <text:list-item>
          <text:p text:style-name="P20">Livro com código 000001, título Harry Potter, nome de autor J.K. Rowling, data de publicação 10/10/2007, gênero fantasia, com 20 unidades em estoque é armazenado da seguinte forma:</text:p>
          <text:list>
            <text:list-item>
              <text:p text:style-name="P20">000001;Harry Potter;J.K. Rowling;10/10/2007;Fantasia;20</text:p>
            </text:list-item>
          </text:list>
        </text:list-item>
      </text:list>
      <text:p text:style-name="P1"/>
      <text:p text:style-name="P1"/>
      <text:p text:style-name="P6">Modelagem</text:p>
      <text:p text:style-name="P1">- <text:span text:style-name="T1">Diagrama de sequência, modelo entidade-relacionamento, diagrama de classes, modelo mvc</text:span></text:p>
      <text:p text:style-name="P1"/>
      <text:p text:style-name="P1"/>
      <text:p text:style-name="P5">Padrões de programação</text:p>
      <text:list xml:id="list481605837" text:style-name="L3">
        <text:list-item>
          <text:p text:style-name="P21">Deve ser utilizado variáveis, classes, texto de interface e comentários em português</text:p>
        </text:list-item>
        <text:list-item>
          <text:p text:style-name="P21">Cada classe deve iniciar com a letra maiúscula</text:p>
        </text:list-item>
        <text:list-item>
          <text:p text:style-name="P19">Camelcase para nomes de variáveis e classes</text:p>
        </text:list-item>
        <text:list-item>
          <text:p text:style-name="P19">Constantes devem ter todas as letras maiúsculas</text:p>
        </text:list-item>
        <text:list-item>
          <text:p text:style-name="P21">Fazer documentação <text:span text:style-name="T12">javadoc</text:span> para todo o código</text:p>
        </text:list-item>
        <text:list-item>
          <text:p text:style-name="P22">Cada método deve explicar explicitamente o que faz na assinatura de seu nome</text:p>
        </text:list-item>
        <text:list-item>
          <text:p text:style-name="P22">Nomes de variáveis e métodos não podem ultrapassar <text:span text:style-name="T5">16</text:span> caracteres <text:span text:style-name="T14">(se houver verbo no nome, não abreviá-lo preferencialmente)</text:span></text:p>
        </text:list-item>
        <text:list-item>
          <text:p text:style-name="P19">Ao subir código para o Github, explicar o que foi implementado nessa versão e o programa deve estar funcionando (ou seja, subir o código sem erros de compilação)</text:p>
        </text:list-item>
        <text:list-item>
          <text:p text:style-name="P19">Caso haja algum erro de execução na versão, informar no commit</text:p>
        </text:list-item>
      </text:list>
      <text:p text:style-name="P1"/>
      <text:p text:style-name="P2">Classes</text:p>
      <text:p text:style-name="P1"/>
      <text:p text:style-name="P1"/>
      <text:p text:style-name="P1">As entidades devem possuir atributos privados e métodos de acesso para cada um (set e get), e sempre haver um construtor. Os testes devem ser efetuados em cada método da entidade, verificando se os dados passados no set e construtor de fato foram salvos corretamente, verificando-os pelo método get.</text:p>
      <text:p text:style-name="P1"/>
      <text:p text:style-name="P1"/>
      <text:p text:style-name="P1"/>
      <text:p text:style-name="P2"><text:span text:style-name="T1">Plano de </text:span>Testes</text:p>
      <text:p text:style-name="P1"/>
      <text:p text:style-name="P1"/>
      <text:p text:style-name="P1"/>
      <text:p text:style-name="P4">Conclusão e Melhorias</text:p>
      <text:p text:style-name="P15"/>
      <text:p text:style-name="P15"><text:tab/>Após concluir o trabalho, elementos do processo de desenvolvimento e técnicas falhas foram evidenciadas, surgindo então ideias para como melhorar em um próximo projeto.</text:p>
      <text:list xml:id="list462271797" text:style-name="L4">
        <text:list-item>
          <text:p text:style-name="P23"><text:soft-page-break/>Programação: utilizar melhor a ideia de herança em java. Os módulos de persistência são muito semelhantes. Possivelmente haveria a possibilidade de utilizar herança para não precisar escrever dois códigos tão parecidos.</text:p>
        </text:list-item>
      </text:list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7:54:50.912000000</meta:creation-date>
    <dc:date>2018-06-21T00:18:09.483000000</dc:date>
    <meta:editing-duration>PT3H54M37S</meta:editing-duration>
    <meta:editing-cycles>12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52" meta:word-count="735" meta:character-count="4519" meta:non-whitespace-character-count="3844"/>
  </office:meta>
</office:document-meta>
</file>